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line-height="100%"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paragraph-properties fo:line-height="100%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Courier 10 Pitch1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Courier 10 Pitch1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Courier 10 Pitch1" fo:font-size="17.5pt" fo:font-weight="normal" style:font-size-asian="17.5pt" style:font-weight-asian="normal" style:font-size-complex="17.5pt" style:font-weight-complex="normal"/>
    </style:style>
    <style:style style:name="T6" style:family="text">
      <style:text-properties style:font-name="Courier 10 Pitch1" fo:font-size="23pt" fo:font-weight="normal" style:font-size-asian="23pt" style:font-weight-asian="normal" style:font-size-complex="23pt" style:font-weight-complex="normal"/>
    </style:style>
    <style:style style:name="T7" style:family="text">
      <style:text-properties fo:font-size="23pt" style:font-size-asian="23pt" style:font-size-complex="23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114cm" svg:height="16.424cm" svg:x="2.443cm" svg:y="2.288cm" presentation:class="outlin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Embedding Ember apps into 'legacy' websites</text:span></text:p>
            <text:p text:style-name="P1"><text:span text:style-name="T2">Ember.js Amsterdam Meetup #6</text:span></text:p>
            <text:p text:style-name="P1"><text:span text:style-name="T2">Ben Konrath</text:span></text:p>
            <text:p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114cm" svg:height="16.424cm" svg:x="2.443cm" svg:y="2.288cm" presentation:class="outline" presentation:user-transformed="true">
          <draw:text-box>
            <text:p text:style-name="P4"><text:span text:style-name="T1">html</text:span></text:p>
            <text:p text:style-name="P4"><text:span text:style-name="T2">&lt;div id="app-container"&gt;&lt;/div&gt;</text:span></text:p>
            <text:p text:style-name="P4"><text:span text:style-name="T3"/></text:p>
            <text:p text:style-name="P4"><text:span text:style-name="T1">js</text:span></text:p>
            <text:p text:style-name="P4"><text:span text:style-name="T2">App = Ember.Application.create({</text:span></text:p>
            <text:p text:style-name="P4"><text:span text:style-name="T2"><text:s text:c="2"/></text:span><text:span text:style-name="T2">rootElement: '#app-container'</text:span></text:p>
            <text:p text:style-name="P4"><text:span text:style-name="T2">});</text:span></text:p>
            <text:p text:style-name="P4"><text:span text:style-name="T2"/></text:p>
            <text:p text:style-name="P4"><text:span text:style-name="T2">App.Router.reopen({</text:span></text:p>
            <text:p text:style-name="P4"><text:span text:style-name="T2"><text:s text:c="2"/></text:span><text:span text:style-name="T2">location: 'none'</text:span></text:p>
            <text:p text:style-name="P4"><text:span text:style-name="T2">});</text:span></text:p>
            <text:p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114cm" svg:height="16.424cm" svg:x="2.443cm" svg:y="2.288cm" presentation:class="outline" presentation:user-transformed="true">
          <draw:text-box>
            <text:p><text:span text:style-name="T1">Default Route</text:span></text:p>
            <text:p><text:span text:style-name="T1"/></text:p>
            <text:p><text:span text:style-name="T2">App.IndexRoute = Ember.Route.extend({</text:span></text:p>
            <text:p><text:span text:style-name="T2"><text:s text:c="2"/></text:span><text:span text:style-name="T2">beforeModel: function() {</text:span></text:p>
            <text:p><text:span text:style-name="T2"><text:s text:c="4"/></text:span><text:span text:style-name="T2">this.transitionTo('myRoute');</text:span></text:p>
            <text:p><text:span text:style-name="T2"><text:s text:c="2"/></text:span><text:span text:style-name="T2">}</text:span></text:p>
            <text:p><text:span text:style-name="T2">});</text:span></text:p>
            <text:p><text:span text:style-name="T3"/></text:p>
            <text:p><text:span text:style-name="T4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114cm" svg:height="16.424cm" svg:x="2.443cm" svg:y="2.288cm" presentation:class="outline" presentation:user-transformed="true">
          <draw:text-box>
            <text:p text:style-name="P4"><text:span text:style-name="T1">Outdated jQuery</text:span></text:p>
            <text:p text:style-name="P4"><text:span text:style-name="T1"/></text:p>
            <text:p><text:span text:style-name="T5">Ember.$.ajaxSetup({</text:span></text:p>
            <text:p><text:span text:style-name="T5"><text:s text:c="2"/></text:span><text:span text:style-name="T5">beforeSend: function(xhr, settings) {</text:span></text:p>
            <text:p><text:span text:style-name="T5"><text:s text:c="4"/></text:span><text:span text:style-name="T5">if (!csrfSafeMethod(settings.type) &amp;&amp; !this.crossDomain) {</text:span></text:p>
            <text:p><text:span text:style-name="T5"><text:s text:c="6"/></text:span><text:span text:style-name="T5">xhr.setRequestHeader("X-CSRFToken", csrftoken);</text:span></text:p>
            <text:p><text:span text:style-name="T5"><text:s text:c="4"/></text:span><text:span text:style-name="T5">}</text:span></text:p>
            <text:p><text:span text:style-name="T5"><text:s text:c="2"/></text:span><text:span text:style-name="T5">}</text:span></text:p>
            <text:p><text:span text:style-name="T5">});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114cm" svg:height="16.424cm" svg:x="2.443cm" svg:y="2.288cm" presentation:class="outline" presentation:user-transformed="true">
          <draw:text-box>
            <text:p text:style-name="P4"><text:span text:style-name="T1">some kludges</text:span></text:p>
            <text:p text:style-name="P4"><text:span text:style-name="T1"/></text:p>
            <text:p text:style-name="P4"><text:span text:style-name="T6">App.ApplicationRoute = Ember.Route.extend({</text:span></text:p>
            <text:p text:style-name="P4"><text:span text:style-name="T6"><text:s text:c="2"/></text:span><text:span text:style-name="T6">init: function() {</text:span></text:p>
            <text:p text:style-name="P4"><text:span text:style-name="T6"><text:s text:c="4"/></text:span><text:span text:style-name="T6">this._super();</text:span></text:p>
            <text:p text:style-name="P4"><text:span text:style-name="T6"><text:s text:c="4"/></text:span><text:span text:style-name="T6">var route = this;</text:span></text:p>
            <text:p text:style-name="P4"><text:span text:style-name="T6"/></text:p>
            <text:p text:style-name="P4"><text:span text:style-name="T6"><text:s text:c="4"/></text:span><text:span text:style-name="T6">Ember.$('a[href="#tab-my-route"]').click(function(evt) {</text:span></text:p>
            <text:p text:style-name="P4"><text:span text:style-name="T6"><text:s text:c="6"/></text:span><text:span text:style-name="T6">var applicationController = route.controllerFor('application');</text:span></text:p>
            <text:p text:style-name="P4"><text:span text:style-name="T6"><text:s text:c="6"/></text:span><text:span text:style-name="T6">if (!Ember.isNone(applicationController) &amp;&amp; </text:span></text:p>
            <text:p text:style-name="P4"><text:span text:style-name="T6"><text:s text:c="12"/></text:span><text:span text:style-name="T6">applicationController.get('currentPath') != 'myRoute') {</text:span></text:p>
            <text:p text:style-name="P4"><text:span text:style-name="T6"><text:s text:c="8"/></text:span><text:span text:style-name="T6">route.transitionTo('myRoute');</text:span></text:p>
            <text:p text:style-name="P4"><text:span text:style-name="T6"><text:s text:c="6"/></text:span><text:span text:style-name="T6">}</text:span></text:p>
            <text:p text:style-name="P4"><text:span text:style-name="T6"><text:s text:c="4"/></text:span><text:span text:style-name="T6">});</text:span></text:p>
            <text:p text:style-name="P4"><text:span text:style-name="T6"><text:s text:c="2"/></text:span><text:span text:style-name="T6">}</text:span></text:p>
            <text:p text:style-name="P4"><text:span text:style-name="T6">});</text:span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 Konrath</meta:initial-creator>
    <meta:creation-date>2015-03-11T07:49:55.561485254</meta:creation-date>
    <dc:date>2015-03-11T17:20:09.709154586</dc:date>
    <dc:creator>Ben Konrath</dc:creator>
    <meta:editing-duration>PT30M18S</meta:editing-duration>
    <meta:editing-cycles>6</meta:editing-cycles>
    <meta:generator>LibreOffice/4.1.4.2$Linux_X86_64 LibreOffice_project/410$Build-2</meta:generator>
    <meta:document-statistic meta:object-count="36"/>
  </office:meta>
</office:document-meta>
</file>